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E82F328778538279C6.png" manifest:media-type="image/png"/>
  <manifest:file-entry manifest:full-path="Pictures/100000000000073D0000039A36F742C509E988C2.png" manifest:media-type="image/png"/>
  <manifest:file-entry manifest:full-path="Pictures/100000000000073D0000039AEAD5E227ABB0C57D.png" manifest:media-type="image/png"/>
  <manifest:file-entry manifest:full-path="Pictures/100000000000073D0000039AA099740AFF9BAB48.png" manifest:media-type="image/png"/>
  <manifest:file-entry manifest:full-path="Pictures/100000000000073D0000039A4FD40C076A5F0C3C.png" manifest:media-type="image/png"/>
  <manifest:file-entry manifest:full-path="Pictures/100000000000073D0000039ACD1D63C7B05BA048.png" manifest:media-type="image/png"/>
  <manifest:file-entry manifest:full-path="Pictures/100000000000073D0000039A41D2FD640DAE2D86.png" manifest:media-type="image/png"/>
  <manifest:file-entry manifest:full-path="Pictures/100000000000073D0000039ACCB55792D610E622.png" manifest:media-type="image/png"/>
  <manifest:file-entry manifest:full-path="Pictures/100000000000073D0000039AAE836A59091B8E9C.png" manifest:media-type="image/png"/>
  <manifest:file-entry manifest:full-path="Pictures/100000000000073D0000039AF807E002CC3A32E8.png" manifest:media-type="image/png"/>
  <manifest:file-entry manifest:full-path="Pictures/100000000000073D0000039A3F69DBC77B593D97.png" manifest:media-type="image/png"/>
  <manifest:file-entry manifest:full-path="Pictures/100000000000073D0000039A45273892D2C1E38E.png" manifest:media-type="image/png"/>
  <manifest:file-entry manifest:full-path="Pictures/100000000000073D0000039AE2D561F6FC7D3F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478cm, 0cm, 16.25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876cm, 0cm, 16.12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239cm, 0cm, 15.49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59cm, 0cm, 16.57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747cm, 0cm, 16.8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87cm, 0cm, 15.55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03cm, 0cm, 15.1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384cm, 0cm, 17.14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9cm, 0cm, 16.46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636cm, 0cm, 15.74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763cm, 0cm, 16.8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638cm, 0cm, 17.269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3.179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988cm, 0cm, 19.474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288cm" svg:height="24.39cm" svg:x="1.578cm" svg:y="1.121cm">
          <draw:image xlink:href="Pictures/100000000000073D0000039A41D2FD640DAE2D86.png" xlink:type="simple" xlink:show="embed" xlink:actuate="onLoad">
            <text:p/>
          </draw:image>
        </draw:frame>
        <draw:frame draw:style-name="gr2" draw:text-style-name="P1" draw:layer="layout" svg:width="17.017cm" svg:height="24.39cm" svg:x="2.528cm" svg:y="33.766cm">
          <draw:image xlink:href="Pictures/100000000000073D0000039ACD1D63C7B05BA048.png" xlink:type="simple" xlink:show="embed" xlink:actuate="onLoad">
            <text:p/>
          </draw:image>
        </draw:frame>
        <draw:frame draw:style-name="gr3" draw:text-style-name="P1" draw:layer="layout" svg:width="18.287cm" svg:height="24.39cm" svg:x="18.289cm" svg:y="1.248cm">
          <draw:image xlink:href="Pictures/100000000000073D0000039AE2D561F6FC7D3FEE.png" xlink:type="simple" xlink:show="embed" xlink:actuate="onLoad">
            <text:p/>
          </draw:image>
        </draw:frame>
        <draw:frame draw:style-name="gr4" draw:text-style-name="P1" draw:layer="layout" svg:width="16.382cm" svg:height="24.39cm" svg:x="35.406cm" svg:y="1.181cm">
          <draw:image xlink:href="Pictures/100000000000073D0000039A3F69DBC77B593D97.png" xlink:type="simple" xlink:show="embed" xlink:actuate="onLoad">
            <text:p/>
          </draw:image>
        </draw:frame>
        <draw:frame draw:style-name="gr5" draw:text-style-name="P1" draw:layer="layout" svg:width="16.382cm" svg:height="24.39cm" svg:x="51.211cm" svg:y="1cm">
          <draw:image xlink:href="Pictures/100000000000073D0000039AAE836A59091B8E9C.png" xlink:type="simple" xlink:show="embed" xlink:actuate="onLoad">
            <text:p/>
          </draw:image>
        </draw:frame>
        <draw:frame draw:style-name="gr6" draw:text-style-name="P1" draw:layer="layout" svg:width="17.779cm" svg:height="24.39cm" svg:x="64.292cm" svg:y="1.121cm">
          <draw:image xlink:href="Pictures/100000000000073D0000039A45273892D2C1E38E.png" xlink:type="simple" xlink:show="embed" xlink:actuate="onLoad">
            <text:p/>
          </draw:image>
        </draw:frame>
        <draw:frame draw:style-name="gr7" draw:text-style-name="P1" draw:layer="layout" svg:width="17.906cm" svg:height="24.39cm" svg:x="79.251cm" svg:y="1.248cm">
          <draw:image xlink:href="Pictures/100000000000073D0000039A4FD40C076A5F0C3C.png" xlink:type="simple" xlink:show="embed" xlink:actuate="onLoad">
            <text:p/>
          </draw:image>
        </draw:frame>
        <draw:frame draw:style-name="gr8" draw:text-style-name="P1" draw:layer="layout" svg:width="15.493cm" svg:height="24.39cm" svg:x="20.488cm" svg:y="33.466cm">
          <draw:image xlink:href="Pictures/100000000000073D0000039AA099740AFF9BAB48.png" xlink:type="simple" xlink:show="embed" xlink:actuate="onLoad">
            <text:p/>
          </draw:image>
        </draw:frame>
        <draw:frame draw:style-name="gr9" draw:text-style-name="P1" draw:layer="layout" svg:width="15.366cm" svg:height="24.39cm" svg:x="35.418cm" svg:y="33.512cm">
          <draw:image xlink:href="Pictures/100000000000073D0000039AF807E002CC3A32E8.png" xlink:type="simple" xlink:show="embed" xlink:actuate="onLoad">
            <text:p/>
          </draw:image>
        </draw:frame>
        <draw:frame draw:style-name="gr10" draw:text-style-name="P1" draw:layer="layout" svg:width="16.636cm" svg:height="24.39cm" svg:x="49.514cm" svg:y="33.506cm">
          <draw:image xlink:href="Pictures/100000000000073D0000039AEAD5E227ABB0C57D.png" xlink:type="simple" xlink:show="embed" xlink:actuate="onLoad">
            <text:p/>
          </draw:image>
        </draw:frame>
        <draw:frame draw:style-name="gr11" draw:text-style-name="P1" draw:layer="layout" svg:width="15.366cm" svg:height="24.39cm" svg:x="65.924cm" svg:y="33.623cm">
          <draw:image xlink:href="Pictures/100000000000073D0000039ACCB55792D610E622.png" xlink:type="simple" xlink:show="embed" xlink:actuate="onLoad">
            <text:p/>
          </draw:image>
        </draw:frame>
        <draw:frame draw:style-name="gr12" draw:text-style-name="P1" draw:layer="layout" svg:width="15.112cm" svg:height="24.39cm" svg:x="80.883cm" svg:y="33.639cm">
          <draw:image xlink:href="Pictures/100000000000073D0000039A36F742C509E988C2.png" xlink:type="simple" xlink:show="embed" xlink:actuate="onLoad">
            <text:p/>
          </draw:image>
        </draw:frame>
        <draw:frame draw:style-name="gr13" draw:text-style-name="P2" draw:layer="layout" svg:width="9.017cm" svg:height="3.429cm" svg:x="7.096cm" svg:y="22.59cm">
          <draw:text-box>
            <text:p><text:span text:style-name="T1">SOURCE</text:span></text:p>
          </draw:text-box>
        </draw:frame>
        <draw:frame draw:style-name="gr13" draw:text-style-name="P2" draw:layer="layout" svg:width="9.017cm" svg:height="3.429cm" svg:x="8.796cm" svg:y="55.356cm">
          <draw:text-box>
            <text:p><text:span text:style-name="T1">TARGET</text:span></text:p>
          </draw:text-box>
        </draw:frame>
        <draw:frame draw:style-name="gr13" draw:text-style-name="P2" draw:layer="layout" svg:width="9.017cm" svg:height="3.429cm" svg:x="24.876cm" svg:y="27.162cm">
          <draw:text-box>
            <text:p><text:span text:style-name="T1">TIME=1</text:span></text:p>
          </draw:text-box>
        </draw:frame>
        <draw:frame draw:style-name="gr13" draw:text-style-name="P2" draw:layer="layout" svg:width="9.017cm" svg:height="3.429cm" svg:x="41.319cm" svg:y="27.316cm">
          <draw:text-box>
            <text:p><text:span text:style-name="T1">TIME=6</text:span></text:p>
          </draw:text-box>
        </draw:frame>
        <draw:frame draw:style-name="gr13" draw:text-style-name="P2" draw:layer="layout" svg:width="9.017cm" svg:height="3.429cm" svg:x="56.626cm" svg:y="27.289cm">
          <draw:text-box>
            <text:p><text:span text:style-name="T1">TIME=11</text:span></text:p>
          </draw:text-box>
        </draw:frame>
        <draw:frame draw:style-name="gr13" draw:text-style-name="P2" draw:layer="layout" svg:width="9.017cm" svg:height="3.429cm" svg:x="71.104cm" svg:y="27.416cm">
          <draw:text-box>
            <text:p><text:span text:style-name="T1">TIME=16</text:span></text:p>
            <text:p><text:span text:style-name="T1"/></text:p>
          </draw:text-box>
        </draw:frame>
        <draw:frame draw:style-name="gr13" draw:text-style-name="P2" draw:layer="layout" svg:width="9.017cm" svg:height="3.429cm" svg:x="85.709cm" svg:y="27.543cm">
          <draw:text-box>
            <text:p><text:span text:style-name="T1">TIME=21</text:span></text:p>
          </draw:text-box>
        </draw:frame>
        <draw:frame draw:style-name="gr14" draw:text-style-name="P3" draw:layer="layout" svg:width="3.936cm" svg:height="25.399cm" svg:x="17.617cm" svg:y="33.131cm">
          <draw:image xlink:href="Pictures/10000201000003E8000003E82F328778538279C6.png" xlink:type="simple" xlink:show="embed" xlink:actuate="onLoad">
            <text:p/>
          </draw:image>
        </draw:frame>
        <draw:frame draw:style-name="gr14" draw:text-style-name="P3" draw:layer="layout" svg:width="3.936cm" svg:height="25.399cm" svg:x="94.726cm" svg:y="33.012cm">
          <draw:image xlink:href="Pictures/10000201000003E8000003E82F328778538279C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4T09:43:26.560694535</dc:date>
    <meta:editing-duration>PT22M15S</meta:editing-duration>
    <meta:editing-cycles>9</meta:editing-cycles>
    <meta:generator>LibreOffice/6.0.7.3$Linux_X86_64 LibreOffice_project/00m0$Build-3</meta:generator>
    <meta:document-statistic meta:object-count="21"/>
  </office:meta>
</office:document-meta>
</file>